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601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-title">
      <style:graphic-properties fo:min-height="2.63cm"/>
      <style:paragraph-properties style:writing-mode="lr-tb"/>
    </style:style>
    <style:style style:name="pr11" style:family="presentation" style:parent-style-name="Beehive1-outline1">
      <style:graphic-properties fo:min-height="9.135cm"/>
      <style:paragraph-properties style:writing-mode="lr-tb"/>
    </style:style>
    <style:style style:name="pr12" style:family="presentation" style:parent-style-name="Beehive1-notes">
      <style:graphic-properties draw:fill-color="#ffffff" fo:min-height="13.364cm"/>
      <style:paragraph-properties style:writing-mode="lr-tb"/>
    </style:style>
    <style:style style:name="pr13" style:family="presentation" style:parent-style-name="Beehive1-outline1" style:list-style-name="L3">
      <style:graphic-properties fo:min-height="9.135cm"/>
      <style:paragraph-properties style:writing-mode="lr-tb"/>
    </style:style>
    <style:style style:name="pr14" style:family="presentation" style:parent-style-name="Beehive1-outline1" style:list-style-name="L3">
      <style:graphic-properties fo:min-height="9.135cm"/>
      <style:paragraph-properties style:writing-mode="lr-tb"/>
    </style:style>
    <style:style style:name="pr15" style:family="presentation" style:parent-style-name="Beehive1-outline1" style:list-style-name="L5">
      <style:graphic-properties fo:min-height="9.135cm"/>
      <style:paragraph-properties style:writing-mode="lr-tb"/>
    </style:style>
    <style:style style:name="pr16" style:family="presentation" style:parent-style-name="Beehive1-title">
      <style:graphic-properties fo:min-height="3.9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374cm" fo:text-indent="0cm"/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374cm" fo:text-align="start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A" text:start-value="4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 text:start-value="7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4cm" presentation:class="title" presentation:user-transformed="true">
          <draw:text-box>
            <text:p>Physics Informed Neural Networks<text:span text:style-name="T1"><text:line-break/></text:span><text:span text:style-name="T2">also called Physics-guided or Physics-aware NNs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3">Aryan Ritwajeet Jha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What are PINNs?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Four Types of PINNs:</text:p>
                <text:list>
                  <text:list-item>
                    <text:p>Physics-Informed Loss Functions</text:p>
                  </text:list-item>
                  <text:list-item>
                    <text:p>Physics-Informed Initialization</text:p>
                  </text:list-item>
                  <text:list-item>
                    <text:p>Physics-Informed Design of Architecture</text:p>
                  </text:list-item>
                  <text:list-item>
                    <text:p>Hybrid Physics-Deep Learning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1" draw:layer="layout" svg:width="25cm" svg:height="2.601cm" svg:x="1.5cm" svg:y="0.45cm" presentation:class="title" presentation:user-transformed="true">
          <draw:text-box>
            <text:p>What are PINNs?<text:line-break/>Physics-Informed Loss Functions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A neural network whose loss function includes some <text:span text:style-name="T4">Physics-based or Mathematics-based loss function(s)</text:span>. These loss functions should be relevant to the system of our concern.</text:p>
              </text:list-item>
              <text:list-item>
                <text:p>For example: </text:p>
                <text:list>
                  <text:list-item>
                    <text:p>KKT equations for ACOPF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hat problems do we hope to counter using PINNs?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Because NNs (by NN I always mean Deep Neural Networks or DNNs) typically tend to have these problems, when applied to solve physical systems such as Power Systems:</text:p>
                <text:list>
                  <text:list-item>
                    <text:p><text:span text:style-name="T5">Low interpretability in data processing</text:span></text:p>
                  </text:list-item>
                  <text:list-item>
                    <text:p><text:span text:style-name="T5">High quantity and quality of required training data</text:span></text:p>
                  </text:list-item>
                  <text:list-item>
                    <text:p><text:span text:style-name="T5">Production of physically infeasible/incoherent data</text:span></text:p>
                  </text:list-item>
                  <text:list-item>
                    <text:p><text:span text:style-name="T5">No theoretical guarantee on outputs. Not </text:span><text:span text:style-name="T5"><text:tab/></text:span><text:span text:style-name="T5"><text:a xlink:href="https://arxiv.org/pdf/2006.14117.pdf" xlink:type="simple">generalizabl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Potential Advantages of using PINNs<text:line-break/><text:span text:style-name="T6">compared to NNs</text:span></text:p>
          </draw:text-box>
        </draw:frame>
        <draw:frame presentation:style-name="pr13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4">A more accurate model (objectively quantifiable)</text:p>
              </text:list-item>
              <text:list-item>
                <text:p text:style-name="P4">Improved Interpretability (?)</text:p>
              </text:list-item>
              <text:list-item>
                <text:p text:style-name="P4">Physically consistent results</text:p>
                <text:p text:style-name="P4"><text:span text:style-name="T7"/></text:p>
                <text:p text:style-name="P4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Potential Advantages of using PINNs<text:line-break/><text:span text:style-name="T6">compared to NNs</text:span></text:p>
          </draw:text-box>
        </draw:frame>
        <draw:frame presentation:style-name="pr14" draw:text-style-name="P5" draw:layer="layout" svg:width="25.199cm" svg:height="9.134cm" svg:x="1.4cm" svg:y="3.685cm" presentation:class="outline">
          <draw:text-box>
            <text:list text:style-name="L4">
              <text:list-item>
                <text:p text:style-name="P6">Shrunk search space of the weights </text:p>
                <text:list>
                  <text:list-item>
                    <text:p text:style-name="P4">improved training efficiency (?)</text:p>
                  </text:list-item>
                  <text:list-item>
                    <text:p text:style-name="P4">Better convergence performance (?)</text:p>
                  </text:list-item>
                </text:list>
              </text:list-item>
              <text:list-item>
                <text:p text:style-name="P6">Enhanced Sampling Efficiency</text:p>
                <text:list>
                  <text:list-item>
                    <text:p text:style-name="P4"><text:span text:style-name="T7">Reduced reliance on a large amount of training data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7"/></text:p>
                <text:p text:style-name="P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Potential Advantages of using PINNs<text:line-break/><text:span text:style-name="T6">compared to NNs</text:span></text:p>
          </draw:text-box>
        </draw:frame>
        <draw:frame presentation:style-name="pr15" draw:text-style-name="P5" draw:layer="layout" svg:width="25.199cm" svg:height="9.134cm" svg:x="1.4cm" svg:y="3.685cm" presentation:class="outline">
          <draw:text-box>
            <text:list text:style-name="L5">
              <text:list-item>
                <text:p text:style-name="P4">Better <text:span text:style-name="T3">generalizability</text:span></text:p>
                <text:list>
                  <text:list-item>
                    <text:p text:style-name="P4"><text:span text:style-name="T8">An NN having good </text:span><text:span text:style-name="T3">Generalizability </text:span><text:span text:style-name="T8">means:</text:span></text:p>
                    <text:list>
                      <text:list-item>
                        <text:p text:style-name="P4"><text:span text:style-name="T8">It has similar prediction accuracy irrespective of chosen set of training data and testing data</text:span></text:p>
                      </text:list-item>
                      <text:list-item>
                        <text:p text:style-name="P4"><text:span text:style-name="T8">Its prediction accuracy for both training data and testing data is about the same.</text:span></text:p>
                      </text:list-item>
                      <text:list-item>
                        <text:p text:style-name="P4"><text:span text:style-name="T8">Too complicated NN would overfit training data (‘memorize’ it) and perform poorly on testing data</text:span></text:p>
                      </text:list-item>
                      <text:list-item>
                        <text:p text:style-name="P4"><text:span text:style-name="T8">Too simple NN would be unable to handle the complexity (edge test cases) of the system of conc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3.901cm" svg:x="1.4cm" svg:y="-0.008cm" presentation:class="title" presentation:user-transformed="true">
          <draw:text-box>
            <text:p>Recall: Why do we even want to use any kind of NN?<text:line-break/></text:p>
          </draw:text-box>
        </draw:frame>
        <draw:frame presentation:style-name="pr11" draw:text-style-name="P10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3">Why use some black box model when we have more tangible gradient descent iterative models or sometimes even analytical models</text:span></text:p>
                <text:list>
                  <text:list-item>
                    <text:p text:style-name="P9">System cannot be feasibly solved for using standard computational tools.</text:p>
                  </text:list-item>
                  <text:list-item>
                    <text:p text:style-name="P9">Conventional solution <text:span text:style-name="T3">too slow</text:span><text:span text:style-name="T8">.</text:span></text:p>
                    <text:p text:style-name="P9"><text:span text:style-name="T8"/></text:p>
                  </text:list-item>
                  <text:list-item>
                    <text:p text:style-name="P9"><text:span text:style-name="T8">NNs are fast.</text:span></text:p>
                  </text:list-item>
                  <text:list-item>
                    <text:p text:style-name="P9"><text:span text:style-name="T8">With the right architecture and training data, NNs can solve for (generate outputs for) most real-world system problems.</text:span></text:p>
                    <text:p text:style-name="P9"><text:span text:style-name="T8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Realm of Machine Learning covered as part of this presentation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Supervised learning only. The NN is trained over some data. Then it is tested (on a testing set) to find out if it is any go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Levers of change in your PINN<text:line-break/><text:span text:style-name="T9">for an already built NN</text:span>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Which equation(s) to model in your loss function.</text:p>
              </text:list-item>
              <text:list-item>
                <text:p>What fraction of the loss function is modelled by the <text:span text:style-name="T3">system equations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Recall: Appending the Original Loss Function with more terms is NOT a new thing.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We already do this in L1 and L2 regressions, where we add an additional loss term proportional to the absolute values or squared values of the NN weights, for reasons.</text:p>
                <text:list>
                  <text:list-item>
                    <text:p>L1: For the sake of removing redundant features</text:p>
                  </text:list-item>
                  <text:list-item>
                    <text:p>L2: For preventing apparently weights of <text:span text:style-name="T3">apparently important </text:span><text:span text:style-name="T8">features from ballooning fore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What do the references say?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Things I’m yet to understand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do some authors establish formal guarantees on the output of an N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At a Glance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pecific problems statements, PINNs found to be a helpful form of Supervised Learning for problem solving.</text:p>
              </text:list-item>
              <text:list-item>
                <text:p>PINNs are still black boxes.</text:p>
              </text:list-item>
              <text:list-item>
                <text:p>PINNs are NOT faster than NNs.</text:p>
              </text:list-item>
              <text:list-item>
                <text:p>PINNs do NOT take less training epochs than NNs.</text:p>
              </text:list-item>
              <text:list-item>
                <text:p>System equations are NOT restricted to be Partial Differential Equations.</text:p>
              </text:list-item>
              <text:list-item>
                <text:p>Reinforcement Learning was NOT covered in this presentation. All references covered here only dealt in Supervised Lear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7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7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7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4:11:25.238000000</meta:creation-date>
    <meta:editing-duration>PT11H19M15S</meta:editing-duration>
    <meta:editing-cycles>39</meta:editing-cycles>
    <meta:generator>LibreOffice/7.2.2.2$Windows_X86_64 LibreOffice_project/02b2acce88a210515b4a5bb2e46cbfb63fe97d56</meta:generator>
    <dc:title>Beehive</dc:title>
    <dc:date>2023-03-07T09:19:03.047000000</dc:date>
    <meta:document-statistic meta:object-count="276"/>
  </office:meta>
</office:document-meta>
</file>